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iodiversitylibrary.org/page/33767725" xlink:type="simple">http://biodiversitylibrary.org/page/33767725</text:a></text:p>
          </table:table-cell>
          <table:table-cell office:value-type="string" calcext:value-type="string">
            <text:p>Phellinodes cascaria (Schaus)</text:p>
          </table:table-cell>
          <table:table-cell office:value-type="string" calcext:value-type="string">
            <text:p>Mexico to Venezuela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tre México y Venezuel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hedylaria</text:p>
          </table:table-cell>
          <table:table-cell office:value-type="string" calcext:value-type="string">
            <text:p>“S. America”? N. Brazil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norte de Suraméric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conifera</text:p>
          </table:table-cell>
          <table:table-cell office:value-type="string" calcext:value-type="string">
            <text:p>Surinam, Amazons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digitalcommons.unl.edu/cgi/viewcontent.cgi?article=1897&amp;context=insectamundi" xlink:type="simple">http://digitalcommons.unl.edu/cgi/viewcontent.cgi?article=1897&amp;context=insectamundi</text:a></text:p>
          </table:table-cell>
          <table:table-cell office:value-type="string" calcext:value-type="string">
            <text:p>Macrosoma conifera (W. Warren 1897)</text:p>
          </table:table-cell>
          <table:table-cell office:value-type="string" calcext:value-type="string">
            <text:p>Records from Morne Bleu only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Cock (2014) An updated and annotated checklist of the Hedylidae and Hesperiidae (Lepidoptera) <text:s/>of Trinidad, West Indies. Insecta Mundi 0393: 1–40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Colombia, el escudo Guayanés, Amazonas y la Isla de Trinidad</text:p>
          </table:table-cell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4400769" xlink:type="simple">http://biodiversitylibrary.org/page/24400769</text:a></text:p>
          </table:table-cell>
          <table:table-cell office:value-type="string" calcext:value-type="string">
            <text:p>Coliade lyside</text:p>
          </table:table-cell>
          <table:table-cell office:value-type="string" calcext:value-type="string">
            <text:p>Elle eft de quatrième taille, d'un blanc-jaunâtre, <text:s/>notamment vers l'extréoiité. ijes premières ailes <text:s/>ont le fommet un peu aigu êi la bafe d'un jaune- <text:s/>foncé. Les fécondes ailes font arrcudies. Le def- <text:s/>fous des unes &amp; des autres ne diffère du deflus <text:s/>que parce qu'il eft un peu luifant , &amp; parce que les <text:s/>inférieures ont le milieu marqué d'une iiL-rvure <text:s/>Irès-faillanie. Les antennes fout courtes, griialres, <text:s/>avec le bout de la maffue ferrugineux. <text:s text:c="3"/>Elle habite 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Ganyra josephina</text:p>
          </table:table-cell>
          <table:table-cell office:value-type="string" calcext:value-type="string">
            <text:p><text:a xlink:href="http://biodiversitylibrary.org/page/24400829" xlink:type="simple">http://biodiversitylibrary.org/page/24400829</text:a></text:p>
          </table:table-cell>
          <table:table-cell office:value-type="string" calcext:value-type="string">
            <text:p>Pieris josephin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nteos maerula</text:p>
          </table:table-cell>
          <table:table-cell office:value-type="string" calcext:value-type="string">
            <text:p><text:a xlink:href="http://biodiversitylibrary.org/page/24400760" xlink:type="simple">http://biodiversitylibrary.org/page/24400760</text:a></text:p>
          </table:table-cell>
          <table:table-cell office:value-type="string" calcext:value-type="string">
            <text:p>Colias maerula</text:p>
          </table:table-cell>
          <table:table-cell table:number-columns-repeated="3"/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table:style-name="ce1" office:value-type="string" calcext:value-type="string">
            <text:p><text:a xlink:href="http://biodiversitylibrary.org/page/52750070" xlink:type="simple">http://biodiversitylibrary.org/page/52750070</text:a></text:p>
          </table:table-cell>
          <table:table-cell office:value-type="string" calcext:value-type="string">
            <text:p>Papilio vanillae</text:p>
          </table:table-cell>
          <table:table-cell office:value-type="string" calcext:value-type="string">
            <text:p>Alae maculis argenteis primorum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Anartia amathea</text:p>
          </table:table-cell>
          <table:table-cell office:value-type="string" calcext:value-type="string">
            <text:p><text:a xlink:href="http://biodiversitylibrary.org/page/52750066" xlink:type="simple">http://biodiversitylibrary.org/page/52750066</text:a></text:p>
          </table:table-cell>
          <table:table-cell office:value-type="string" calcext:value-type="string">
            <text:p>Papilio amath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Collobura dirce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dirc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plexipp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Rhabdodryas trite</text:p>
          </table:table-cell>
          <table:table-cell office:value-type="string" calcext:value-type="string">
            <text:p><text:a xlink:href="http://biodiversitylibrary.org/page/52750057" xlink:type="simple">http://biodiversitylibrary.org/page/52750057</text:a></text:p>
          </table:table-cell>
          <table:table-cell office:value-type="string" calcext:value-type="string">
            <text:p>Papilio trit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52750058" xlink:type="simple">http://biodiversitylibrary.org/page/52750058</text:a></text:p>
          </table:table-cell>
          <table:table-cell office:value-type="string" calcext:value-type="string">
            <text:p>Papilio senna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erato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erato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melpomene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melpomen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office:value-type="string" calcext:value-type="string">
            <text:p>Papilio maximum fulc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52750053" xlink:type="simple">http://biodiversitylibrary.org/page/52750053</text:a></text:p>
          </table:table-cell>
          <table:table-cell office:value-type="string" calcext:value-type="string">
            <text:p>Papilio stelene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188747" xlink:type="simple">http://biodiversitylibrary.org/page/188747</text:a></text:p>
          </table:table-cell>
          <table:table-cell office:value-type="string" calcext:value-type="string">
            <text:p>Papilio sulphureus …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41398747" xlink:type="simple">http://biodiversitylibrary.org/page/41398747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nartia jatrophae</text:p>
          </table:table-cell>
          <table:table-cell office:value-type="string" calcext:value-type="string">
            <text:p><text:a xlink:href="http://biodiversitylibrary.org/page/41398741" xlink:type="simple">http://biodiversitylibrary.org/page/41398741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office:value-type="string" calcext:value-type="string">
            <text:p><text:a xlink:href="http://biodiversitylibrary.org/page/41398774" xlink:type="simple">http://biodiversitylibrary.org/page/41398774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33" xlink:type="simple">http://biodiversitylibrary.org/page/2566033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45" xlink:type="simple">http://biodiversitylibrary.org/page/2566045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89412" xlink:type="simple">http://biodiversitylibrary.org/page/589412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Centro América</text:p>
          </table:table-cell>
          <table:table-cell office:value-type="string" calcext:value-type="string">
            <text:p>Biologia Centrali-Americana :zoology, botany and archaeology /edited by Frederick Ducane Godman and Osbert Salvin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3617476" xlink:type="simple">http://biodiversitylibrary.org/page/23617476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The butterflies of the eastern United States. For the use of classes in zoology, and private students, by G. H. French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8519145" xlink:type="simple">http://biodiversitylibrary.org/page/28519145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utler (1878) On a small collection of Lepidoptera from Jamaica. Proceedings of the Zoological Society of London. 480-495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39257265" xlink:type="simple">http://biodiversitylibrary.org/page/39257265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Fotografía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Holland (1898) The butterfly book. Nueva York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0670396" xlink:type="simple">http://biodiversitylibrary.org/page/50670396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Descripción</text:p>
          </table:table-cell>
          <table:table-cell/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/>
          <table:table-cell office:value-type="string" calcext:value-type="string">
            <text:p><text:a xlink:href="http://biodiversitylibrary.org/page/50670518" xlink:type="simple">http://biodiversitylibrary.org/page/50670518</text:a></text:p>
          </table:table-cell>
          <table:table-cell table:number-columns-repeated="3"/>
          <table:table-cell office:value-type="string" calcext:value-type="string">
            <text:p>Hipótesis filogenia Pierinae</text:p>
          </table:table-cell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 office:value-type="string" calcext:value-type="string">
            <text:p>Moschoneura pinthous</text:p>
          </table:table-cell>
          <table:table-cell office:value-type="string" calcext:value-type="string">
            <text:p>http://archive.org/stream/carolilinnaeisys12linn#page/488/mode/1up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''Moschoneura pinthous'' fue descrita originalmente por Linnaeus en su obra “Systema naturae” a partir de ejemplares provenientes del nuevo mundo.</text:p>
          </table:table-cell>
          <table:table-cell office:value-type="string" calcext:value-type="string">
            <text:p>Linnaeus (1758) Systema Naturae per Regna Tria Naturae, Secundum Clases, Ordines, Genera, Species, cum Characteribus, Differentiis, Symonymis, Locis. Tomis I. 10th Edition Syst. Nat. (Edn 10) 1 : 1-338, : 339-824 </text:p>
          </table:table-cell>
        </table:table-row>
        <table:table-row table:style-name="ro1">
          <table:table-cell office:value-type="string" calcext:value-type="string">
            <text:p>Alera romeroi</text:p>
          </table:table-cell>
          <table:table-cell office:value-type="string" calcext:value-type="string">
            <text:p><text:a xlink:href="http://dx.doi.org/10.1590/S0101-81752004000400028" xlink:type="simple">http://dx.doi.org/10.1590/S0101-81752004000400028</text:a></text:p>
          </table:table-cell>
          <table:table-cell office:value-type="string" calcext:value-type="string">
            <text:p>Alera romeroi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Presente en bosques montanos en los estados Aragua y Carabobo</text:p>
          </table:table-cell>
          <table:table-cell office:value-type="string" calcext:value-type="string">
            <text:p>Mielke &amp; Casagrande (2004) Duas novas espécies de Alera Mabille (Lepidoptera, Hesperiidae, Hesperiinae). Revista Brasileira de Zoologia 21(4): 913-918</text:p>
          </table:table-cell>
        </table:table-row>
        <table:table-row table:style-name="ro1">
          <table:table-cell office:value-type="string" calcext:value-type="string">
            <text:p>Alera romeroi</text:p>
          </table:table-cell>
          <table:table-cell office:value-type="string" calcext:value-type="string">
            <text:p><text:a xlink:href="http://dx.doi.org/10.1590/S0101-81752004000400028" xlink:type="simple">http://dx.doi.org/10.1590/S0101-81752004000400028</text:a></text:p>
          </table:table-cell>
          <table:table-cell office:value-type="string" calcext:value-type="string">
            <text:p>Alera romeroi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a partir de ejemplares capturados a mediados del siglo XIX</text:p>
          </table:table-cell>
          <table:table-cell office:value-type="string" calcext:value-type="string">
            <text:p>Mielke &amp; Casagrande (2004) Duas novas espécies de Alera Mabille (Lepidoptera, Hesperiidae, Hesperiinae). Revista Brasileira de Zoologia 21(4): 913-918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archive.org/stream/proceedingsofzoo19074471121zool#page/603/mode/1up" xlink:type="simple">http://archive.org/stream/proceedingsofzoo19074471121zool#page/603/mode/1up</text:a></text:p>
          </table:table-cell>
          <table:table-cell office:value-type="string" calcext:value-type="string">
            <text:p>Thecla marmori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XX a partir de un ejemplar procedente de Colombia.</text:p>
          </table:table-cell>
          <table:table-cell office:value-type="string" calcext:value-type="string">
            <text:p>Druce (1907) On Neotropical Lycaenidae with descriptions of new species. Proceedings of the zoological Society of London. 1907(3): 566–632. pls 31-36.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biodiversitylibrary.org/page/50823069" xlink:type="simple">http://biodiversitylibrary.org/page/50823069</text:a></text:p>
          </table:table-cell>
          <table:table-cell office:value-type="string" calcext:value-type="string">
            <text:p>Orcya marmoris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Poco representada en colecciones y poco estudiada en campo, aparentemente habita en ecosistemas montanos. Se conocen dos poblaciones disyuntas en Ecuador y Venezuela</text:p>
          </table:table-cell>
          <table:table-cell office:value-type="string" calcext:value-type="string">
            <text:p>Johnson (1990) The New Hairsteak Butterfly Genus Orcya, a Revision of the Neotropical 'Thecla' orcynia Assemblage (Lepidoptera: Lycaenidae). Journal of The New York Entomological Society 98:50—87</text:p>
          </table:table-cell>
        </table:table-row>
        <table:table-row table:style-name="ro1">
          <table:table-cell office:value-type="string" calcext:value-type="string">
            <text:p>Contrafacia marmoris</text:p>
          </table:table-cell>
          <table:table-cell office:value-type="string" calcext:value-type="string">
            <text:p><text:a xlink:href="http://biodiversitylibrary.org/page/50821303" xlink:type="simple">http://biodiversitylibrary.org/page/50821303</text:a></text:p>
          </table:table-cell>
          <table:table-cell office:value-type="string" calcext:value-type="string">
            <text:p>Contrafacia marmoris</text:p>
          </table:table-cell>
          <table:table-cell/>
          <table:table-cell office:value-type="string" calcext:value-type="string">
            <text:p>Taxonomía</text:p>
          </table:table-cell>
          <table:table-cell office:value-type="string" calcext:value-type="string">
            <text:p>Actualmente se considera como parte del género Contrafacia</text:p>
          </table:table-cell>
          <table:table-cell office:value-type="string" calcext:value-type="string">
            <text:p>Johnson (1989) A Revisionary Study of the Neotropical Hairstreak Butterfly Genus Noreena and Its New Sister Genus Contrafacia (Lepidoptera: Lycaenidae). Journal of The New York Entomological Society 97:11—46</text:p>
          </table:table-cell>
        </table:table-row>
        <table:table-row table:style-name="ro1">
          <table:table-cell office:value-type="string" calcext:value-type="string">
            <text:p>Erora lorina</text:p>
          </table:table-cell>
          <table:table-cell office:value-type="string" calcext:value-type="string">
            <text:p><text:a xlink:href="http://archive.org/stream/illustrationsofd02hewi#page/n172/mode/1up" xlink:type="simple">http://archive.org/stream/illustrationsofd02hewi#page/n172/mode/1up</text:a></text:p>
          </table:table-cell>
          <table:table-cell office:value-type="string" calcext:value-type="string">
            <text:p>Thecla lorina</text:p>
          </table:table-cell>
          <table:table-cell/>
          <table:table-cell office:value-type="string" calcext:value-type="string">
            <text:p>Ilustración</text:p>
          </table:table-cell>
          <table:table-cell office:value-type="string" calcext:value-type="string">
            <text:p>Ilustración de la descripción original, sin datos de localidad</text:p>
          </table:table-cell>
          <table:table-cell office:value-type="string" calcext:value-type="string">
            <text:p>Hewitson (1862) Illustrations of diurnal Lepidoptera, Lycænidæ. Taylor and Francis. London, UK</text:p>
          </table:table-cell>
        </table:table-row>
        <table:table-row table:style-name="ro1">
          <table:table-cell office:value-type="string" calcext:value-type="string">
            <text:p>Gesta heteropterus</text:p>
          </table:table-cell>
          <table:table-cell office:value-type="string" calcext:value-type="string">
            <text:p><text:a xlink:href="http://archive.org/stream/psyche__1214190507camb#page/n249/mode/1up" xlink:type="simple">http://archive.org/stream/psyche__1214190507camb#page/n249/mode/1up</text:a></text:p>
          </table:table-cell>
          <table:table-cell office:value-type="string" calcext:value-type="string">
            <text:p>Thanaos parkeri</text:p>
          </table:table-cell>
          <table:table-cell/>
          <table:table-cell office:value-type="string" calcext:value-type="string">
            <text:p>Taxonomía</text:p>
          </table:table-cell>
          <table:table-cell office:value-type="string" calcext:value-type="string">
            <text:p>''Thanaos parkeri'' descrito de un ejemplar proveniente de “Suapure, Venezuela”, es considerado actualmente un sinónimo de ''Gesta heteropterus''</text:p>
          </table:table-cell>
          <table:table-cell office:value-type="string" calcext:value-type="string">
            <text:p>Weeks (1906) … Psyche 13 (2-3): 72</text:p>
          </table:table-cell>
        </table:table-row>
        <table:table-row table:style-name="ro1">
          <table:table-cell office:value-type="string" calcext:value-type="string">
            <text:p>Gunayan rhacia</text:p>
          </table:table-cell>
          <table:table-cell office:value-type="string" calcext:value-type="string">
            <text:p><text:a xlink:href="http://dx.doi.org/10.1590/S0101-81752002000100020" xlink:type="simple">http://dx.doi.org/10.1590/S0101-81752002000100020</text:a></text:p>
          </table:table-cell>
          <table:table-cell table:number-columns-repeated="2"/>
          <table:table-cell office:value-type="string" calcext:value-type="string">
            <text:p>Taxonomía</text:p>
          </table:table-cell>
          <table:table-cell office:value-type="string" calcext:value-type="string">
            <text:p>Especie asignada al género Guyanan</text:p>
          </table:table-cell>
          <table:table-cell office:value-type="string" calcext:value-type="string">
            <text:p>Mielke (2002) Pyrrhopyginae: gêneros novos e revalidados (Lepidoptera, Hesperiidae). Rev. Bras. Zool. 19(1):217-228</text:p>
          </table:table-cell>
        </table:table-row>
        <table:table-row table:style-name="ro1">
          <table:table-cell office:value-type="string" calcext:value-type="string">
            <text:p>Janthecla lee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office:value-type="string" calcext:value-type="string">
            <text:p>Janthecla le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a partir de ejemplares colectados en diferentes países del continente sur americano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lee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office:value-type="string" calcext:value-type="string">
            <text:p>Janthecla lee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En Venezuela está presente en Rancho Grande, estado Aragua.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malvin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sist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varios paises amazónicos y el escudo Guayanes. 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Janthecla rocena</text:p>
          </table:table-cell>
          <table:table-cell office:value-type="string" calcext:value-type="string">
            <text:p><text:a xlink:href="https://entomology.si.edu/StaffPages/Robbins/1991_RobbinsVenables_Synopsis.pdf" xlink:type="simple">https://entomology.si.edu/StaffPages/Robbins/1991_RobbinsVenables_Synopsis.pdf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desde México hasta Brasil.</text:p>
          </table:table-cell>
          <table:table-cell office:value-type="string" calcext:value-type="string">
            <text:p>Robbins &amp; Venables (1991) SYNOPSIS OF A NEW NEOTROPICAL HAIRSTREAK GENUS, JANTHECLA, AND DESCRIPTION OF A NEW SPECIES (LYCAENIDAE). Journal of the Lepidopterists' Society 45(1): 11-33</text:p>
          </table:table-cell>
        </table:table-row>
        <table:table-row table:style-name="ro1">
          <table:table-cell office:value-type="string" calcext:value-type="string">
            <text:p>Evenus felix</text:p>
          </table:table-cell>
          <table:table-cell office:value-type="string" calcext:value-type="string">
            <text:p><text:a xlink:href="https://www.researchgate.net/publication/277017982" xlink:type="simple">https://www.researchgate.net/publication/277017982</text:a></text:p>
          </table:table-cell>
          <table:table-cell office:value-type="string" calcext:value-type="string">
            <text:p>Evenus felix sp. Nov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2014, a pesar de haber estado presente en colecciones desde el siglo XIX.</text:p>
          </table:table-cell>
          <table:table-cell office:value-type="string" calcext:value-type="string">
            <text:p>Neild &amp; Bálint (2014) NOTES ON THE IDENTITY OF EVENUS CORONATA (HEWITSON, 1865) (LEPIDOPTERA: LYCAENIDAE: THECLINAE: EUMAEINI) WITH THE DESCRIPTION OF A REMARKABLY OVERLOOKED SIBLING SPECIES. TROP. LEPID. RES., 24(2): 105-120.</text:p>
          </table:table-cell>
        </table:table-row>
        <table:table-row table:style-name="ro1">
          <table:table-cell office:value-type="string" calcext:value-type="string">
            <text:p>Evenus coronata</text:p>
          </table:table-cell>
          <table:table-cell office:value-type="string" calcext:value-type="string">
            <text:p><text:a xlink:href="https://www.researchgate.net/publication/277017982" xlink:type="simple">https://www.researchgate.net/publication/277017982</text:a></text:p>
          </table:table-cell>
          <table:table-cell office:value-type="string" calcext:value-type="string">
            <text:p>Evenus coronata Hewitson, 1865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México a Bolivia, presente en varias localidades de la Cordillera de Mérida y en la Cordillera de la Costa.</text:p>
          </table:table-cell>
          <table:table-cell office:value-type="string" calcext:value-type="string">
            <text:p>Neild &amp; Bálint (2014) NOTES ON THE IDENTITY OF EVENUS CORONATA (HEWITSON, 1865) (LEPIDOPTERA: LYCAENIDAE: THECLINAE: EUMAEINI) WITH THE DESCRIPTION OF A REMARKABLY OVERLOOKED SIBLING SPECIES. TROP. LEPID. RES., 24(2): 105-120.</text:p>
          </table:table-cell>
        </table:table-row>
        <table:table-row table:style-name="ro1">
          <table:table-cell office:value-type="string" calcext:value-type="string">
            <text:p>Evenus felix</text:p>
          </table:table-cell>
          <table:table-cell office:value-type="string" calcext:value-type="string">
            <text:p><text:a xlink:href="https://www.researchgate.net/publication/277017982" xlink:type="simple">https://www.researchgate.net/publication/277017982</text:a></text:p>
          </table:table-cell>
          <table:table-cell office:value-type="string" calcext:value-type="string">
            <text:p>Evenus felix sp. Nov.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Venezuela a Perú, presente en varias localidades de la Cordillera de Mérida y en la Cordillera de la Costa.</text:p>
          </table:table-cell>
          <table:table-cell office:value-type="string" calcext:value-type="string">
            <text:p>Neild &amp; Bálint (2014) NOTES ON THE IDENTITY OF EVENUS CORONATA (HEWITSON, 1865) (LEPIDOPTERA: LYCAENIDAE: THECLINAE: EUMAEINI) WITH THE DESCRIPTION OF A REMARKABLY OVERLOOKED SIBLING SPECIES. TROP. LEPID. RES., 24(2): 105-120.</text:p>
          </table:table-cell>
        </table:table-row>
        <table:table-row table:style-name="ro1">
          <table:table-cell office:value-type="string" calcext:value-type="string">
            <text:p>Catasticta duida</text:p>
          </table:table-cell>
          <table:table-cell/>
          <table:table-cell office:value-type="string" calcext:value-type="string">
            <text:p>Catasticta duida F. M. Brown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Catasticta sisamnus</text:p>
          </table:table-cell>
          <table:table-cell/>
          <table:table-cell office:value-type="string" calcext:value-type="string">
            <text:p>Catasticta sisamnus ayanganna Bollino y Cost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reute lindemannae</text:p>
          </table:table-cell>
          <table:table-cell/>
          <table:table-cell office:value-type="string" calcext:value-type="string">
            <text:p>Pereute lindemannae lindemannae Reissinger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reute lindemannae</text:p>
          </table:table-cell>
          <table:table-cell/>
          <table:table-cell office:value-type="string" calcext:value-type="string">
            <text:p>Pereute lindemannae pemona De Marmels, Clavijo y Chacín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reute lindemannae</text:p>
          </table:table-cell>
          <table:table-cell/>
          <table:table-cell office:value-type="string" calcext:value-type="string">
            <text:p>Pereute lindemannae piaroa De Marmels, Clavijo y Chacín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seudopieris viridula</text:p>
          </table:table-cell>
          <table:table-cell/>
          <table:table-cell office:value-type="string" calcext:value-type="string">
            <text:p>Pseudopieris viridula mimaripa De Marmels, Clavijo y Chacín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Lienix nemesis</text:p>
          </table:table-cell>
          <table:table-cell/>
          <table:table-cell office:value-type="string" calcext:value-type="string">
            <text:p>Lienix nemesis christa (Reissinger)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Dismorphia crisia</text:p>
          </table:table-cell>
          <table:table-cell/>
          <table:table-cell office:value-type="string" calcext:value-type="string">
            <text:p>Dismorphia crisia neblina, Reissinger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Dismorphia zathoe</text:p>
          </table:table-cell>
          <table:table-cell/>
          <table:table-cell office:value-type="string" calcext:value-type="string">
            <text:p>Dismorphia zathoe proserpina Grose-Smith y Kirby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Mesotaenia vaninka</text:p>
          </table:table-cell>
          <table:table-cell/>
          <table:table-cell office:value-type="string" calcext:value-type="string">
            <text:p>Mesotaenia vaninka delafuente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risama tepuiensis</text:p>
          </table:table-cell>
          <table:table-cell/>
          <table:table-cell office:value-type="string" calcext:value-type="string">
            <text:p>Perisama tepuiensis Attal y De Marmels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Memphis montesino</text:p>
          </table:table-cell>
          <table:table-cell/>
          <table:table-cell office:value-type="string" calcext:value-type="string">
            <text:p>Memphis montesino Pyrcz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Memphis viloriae</text:p>
          </table:table-cell>
          <table:table-cell/>
          <table:table-cell office:value-type="string" calcext:value-type="string">
            <text:p>Memphis viloriae Pyrcz y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Eresia carme</text:p>
          </table:table-cell>
          <table:table-cell/>
          <table:table-cell office:value-type="string" calcext:value-type="string">
            <text:p>Eresia carme judithae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Junonia evarete</text:p>
          </table:table-cell>
          <table:table-cell/>
          <table:table-cell office:value-type="string" calcext:value-type="string">
            <text:p>Junonia evarete oscura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Junonia genoveva</text:p>
          </table:table-cell>
          <table:table-cell/>
          <table:table-cell office:value-type="string" calcext:value-type="string">
            <text:p>Junonia genoveva vivida Forbes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Hypanartia lethe</text:p>
          </table:table-cell>
          <table:table-cell/>
          <table:table-cell office:value-type="string" calcext:value-type="string">
            <text:p>Hypanartia lethe rosamariae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Antirrhea ulei</text:p>
          </table:table-cell>
          <table:table-cell/>
          <table:table-cell office:value-type="string" calcext:value-type="string">
            <text:p>Antirrhea ulei Stran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Opsiphanes invirae</text:p>
          </table:table-cell>
          <table:table-cell/>
          <table:table-cell office:value-type="string" calcext:value-type="string">
            <text:p>Opsiphanes invirae roraimaensis Bristow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Forsterinaria hannieri</text:p>
          </table:table-cell>
          <table:table-cell/>
          <table:table-cell office:value-type="string" calcext:value-type="string">
            <text:p>Forsterinaria hannieri Zubek y Pyrcz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Eretris agata</text:p>
          </table:table-cell>
          <table:table-cell/>
          <table:table-cell office:value-type="string" calcext:value-type="string">
            <text:p>Eretris agata Pyrcz y Fratello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Oxeoschistus romeo</text:p>
          </table:table-cell>
          <table:table-cell/>
          <table:table-cell office:value-type="string" calcext:value-type="string">
            <text:p>Oxeoschistus romeo Pyrcz y Fratello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daliodes chaconi</text:p>
          </table:table-cell>
          <table:table-cell/>
          <table:table-cell office:value-type="string" calcext:value-type="string">
            <text:p>Pedaliodes chaconi Vilori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daliodes demarmelsi</text:p>
          </table:table-cell>
          <table:table-cell/>
          <table:table-cell office:value-type="string" calcext:value-type="string">
            <text:p>Pedaliodes demarmelsi Vilori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daliodes roraimae</text:p>
          </table:table-cell>
          <table:table-cell/>
          <table:table-cell office:value-type="string" calcext:value-type="string">
            <text:p>Pedaliodes roraimae Stran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daliodes terramaris</text:p>
          </table:table-cell>
          <table:table-cell/>
          <table:table-cell office:value-type="string" calcext:value-type="string">
            <text:p>Pedaliodes terramaris Viloria y Pyrcz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edaliodes yutajeana</text:p>
          </table:table-cell>
          <table:table-cell/>
          <table:table-cell office:value-type="string" calcext:value-type="string">
            <text:p>Pedaliodes yutajeana Viloria y Pyrcz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rotopedaliodes kukenani</text:p>
          </table:table-cell>
          <table:table-cell/>
          <table:table-cell office:value-type="string" calcext:value-type="string">
            <text:p>Protopedaliodes kukenani Viloria y Pyrcz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rotopedaliodes profauna</text:p>
          </table:table-cell>
          <table:table-cell/>
          <table:table-cell office:value-type="string" calcext:value-type="string">
            <text:p>Protopedaliodes profauna Viloria y Pyrcz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rotopedaliodes ridouti</text:p>
          </table:table-cell>
          <table:table-cell/>
          <table:table-cell office:value-type="string" calcext:value-type="string">
            <text:p>Protopedaliodes ridouti Viloria y Pyrcz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Greta clavijoi</text:p>
          </table:table-cell>
          <table:table-cell/>
          <table:table-cell office:value-type="string" calcext:value-type="string">
            <text:p>Greta clavijo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Hypothyris ninonia</text:p>
          </table:table-cell>
          <table:table-cell/>
          <table:table-cell office:value-type="string" calcext:value-type="string">
            <text:p>Hypothyris ninonia lema Brown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Hypothyris ninonia</text:p>
          </table:table-cell>
          <table:table-cell/>
          <table:table-cell office:value-type="string" calcext:value-type="string">
            <text:p>Hypothyris ninonia connexa Hall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Hyposcada jujardini</text:p>
          </table:table-cell>
          <table:table-cell/>
          <table:table-cell office:value-type="string" calcext:value-type="string">
            <text:p>Hyposcada dujardini humboldt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Hyposcada zarepha</text:p>
          </table:table-cell>
          <table:table-cell/>
          <table:table-cell office:value-type="string" calcext:value-type="string">
            <text:p>Hyposcada zarepha bonpland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Oleria boyeri</text:p>
          </table:table-cell>
          <table:table-cell/>
          <table:table-cell office:value-type="string" calcext:value-type="string">
            <text:p>Oleria boyer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agyris renelichyi</text:p>
          </table:table-cell>
          <table:table-cell/>
          <table:table-cell office:value-type="string" calcext:value-type="string">
            <text:p>Pagyris renelichy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Eutresis hypereia</text:p>
          </table:table-cell>
          <table:table-cell/>
          <table:table-cell office:value-type="string" calcext:value-type="string">
            <text:p>Eutresis hypereia imeriensis Brown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Melinaea lilis</text:p>
          </table:table-cell>
          <table:table-cell/>
          <table:table-cell office:value-type="string" calcext:value-type="string">
            <text:p>Melinaea lilis kayei Brown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Mechanitis lysimnia</text:p>
          </table:table-cell>
          <table:table-cell/>
          <table:table-cell office:value-type="string" calcext:value-type="string">
            <text:p>Mechanitis lysimnia bipuncta Forbes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Callithomia lenea</text:p>
          </table:table-cell>
          <table:table-cell/>
          <table:table-cell office:value-type="string" calcext:value-type="string">
            <text:p>Callithomia lenea bella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Dircenna adina</text:p>
          </table:table-cell>
          <table:table-cell/>
          <table:table-cell office:value-type="string" calcext:value-type="string">
            <text:p>Dircenna adina steve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Dircenna dero</text:p>
          </table:table-cell>
          <table:table-cell/>
          <table:table-cell office:value-type="string" calcext:value-type="string">
            <text:p>Dircenna dero christopher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Episcada doto</text:p>
          </table:table-cell>
          <table:table-cell/>
          <table:table-cell office:value-type="string" calcext:value-type="string">
            <text:p>Episcada doto paquito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teronymia alissa</text:p>
          </table:table-cell>
          <table:table-cell/>
          <table:table-cell office:value-type="string" calcext:value-type="string">
            <text:p>Pteronymia alissa dorothyae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teronymia alissa</text:p>
          </table:table-cell>
          <table:table-cell/>
          <table:table-cell office:value-type="string" calcext:value-type="string">
            <text:p>Pteronymia alissa marjorieae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teronymia alicia</text:p>
          </table:table-cell>
          <table:table-cell/>
          <table:table-cell office:value-type="string" calcext:value-type="string">
            <text:p>Pteronymia alicia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teronymia peteri</text:p>
          </table:table-cell>
          <table:table-cell/>
          <table:table-cell office:value-type="string" calcext:value-type="string">
            <text:p>Pteronymia peteri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Actinote anteas</text:p>
          </table:table-cell>
          <table:table-cell/>
          <table:table-cell office:value-type="string" calcext:value-type="string">
            <text:p>Actinote anteas pierrei Neild y Romero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Actinote genitrix</text:p>
          </table:table-cell>
          <table:table-cell/>
          <table:table-cell office:value-type="string" calcext:value-type="string">
            <text:p>Actinote genitrix costae Neild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Actinote pellenea</text:p>
          </table:table-cell>
          <table:table-cell/>
          <table:table-cell office:value-type="string" calcext:value-type="string">
            <text:p>Actinote pellenea fernandezi Neild y Romero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Actinote romeroi</text:p>
          </table:table-cell>
          <table:table-cell/>
          <table:table-cell office:value-type="string" calcext:value-type="string">
            <text:p>Actinote romeroi Neild y Cost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Heliconius elevatus</text:p>
          </table:table-cell>
          <table:table-cell/>
          <table:table-cell office:value-type="string" calcext:value-type="string">
            <text:p>Heliconius elevatus roraima Turner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Eueides procula</text:p>
          </table:table-cell>
          <table:table-cell/>
          <table:table-cell office:value-type="string" calcext:value-type="string">
            <text:p>Eueides procula browni H. y R. Holzinger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arides phosphorus</text:p>
          </table:table-cell>
          <table:table-cell/>
          <table:table-cell office:value-type="string" calcext:value-type="string">
            <text:p>Parides phosphorus laurae Bollino y Cost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Stalachtis halloweeni</text:p>
          </table:table-cell>
          <table:table-cell/>
          <table:table-cell office:value-type="string" calcext:value-type="string">
            <text:p>Stalachtis halloweeni Hall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Napaea fratelloi</text:p>
          </table:table-cell>
          <table:table-cell/>
          <table:table-cell office:value-type="string" calcext:value-type="string">
            <text:p>Napaea fratelloi Hall y Harvey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Calycopis matho</text:p>
          </table:table-cell>
          <table:table-cell/>
          <table:table-cell office:value-type="string" calcext:value-type="string">
            <text:p>Calycopis matho (Godman y Salvin)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Cyanophrys roraimiensis</text:p>
          </table:table-cell>
          <table:table-cell/>
          <table:table-cell office:value-type="string" calcext:value-type="string">
            <text:p>Cyanophrys roraimiensis K. Johnson y D. S. Smith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Ocaria elisa</text:p>
          </table:table-cell>
          <table:table-cell/>
          <table:table-cell office:value-type="string" calcext:value-type="string">
            <text:p>Ocaria elisa Bálint y Cost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Gigantofalca duida</text:p>
          </table:table-cell>
          <table:table-cell/>
          <table:table-cell office:value-type="string" calcext:value-type="string">
            <text:p>Gigantofalca duida K. Johnson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Eutocus arabupuana</text:p>
          </table:table-cell>
          <table:table-cell/>
          <table:table-cell office:value-type="string" calcext:value-type="string">
            <text:p>Eutocus arabupuana Bell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Eutocus paulo</text:p>
          </table:table-cell>
          <table:table-cell/>
          <table:table-cell office:value-type="string" calcext:value-type="string">
            <text:p>Eutocus paulo Bell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Thespieus duidensis</text:p>
          </table:table-cell>
          <table:table-cell/>
          <table:table-cell office:value-type="string" calcext:value-type="string">
            <text:p>Thespieus duidensis Bell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achyneuria duidae</text:p>
          </table:table-cell>
          <table:table-cell/>
          <table:table-cell office:value-type="string" calcext:value-type="string">
            <text:p>Pachyneuria duidae (Bell)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Jemadia demarmelsi</text:p>
          </table:table-cell>
          <table:table-cell/>
          <table:table-cell office:value-type="string" calcext:value-type="string">
            <text:p>Jemadia demarmelsi Orellan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yrrhopyge caribe</text:p>
          </table:table-cell>
          <table:table-cell/>
          <table:table-cell office:value-type="string" calcext:value-type="string">
            <text:p>Pyrrhopyge caribe camachoi Orellan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presente en el Pantepui y representada con una subespecie endémica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yrrhopyge erazoae</text:p>
          </table:table-cell>
          <table:table-cell/>
          <table:table-cell office:value-type="string" calcext:value-type="string">
            <text:p>Pyrrhopyge erazoae Orellana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  <table:table-row table:style-name="ro1">
          <table:table-cell office:value-type="string" calcext:value-type="string">
            <text:p>Pyrrhopyge tatei</text:p>
          </table:table-cell>
          <table:table-cell/>
          <table:table-cell office:value-type="string" calcext:value-type="string">
            <text:p>Pyrrhopyge tatei (Bell)</text:p>
          </table:table-cell>
          <table:table-cell/>
          <table:table-cell office:value-type="string" calcext:value-type="string">
            <text:p>Distribución</text:p>
          </table:table-cell>
          <table:table-cell office:value-type="string" calcext:value-type="string">
            <text:p>Especie de distribución restringida al Pantepui</text:p>
          </table:table-cell>
          <table:table-cell office:value-type="string" calcext:value-type="string">
            <text:p>Costa, Viloria, Huber, Attal, Orellana (2013) Lepidoptera del Pantepui. Parte I: Endemismo y caracterización biogeográfica. Entomotropica 28(3): 193-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8:00:14.759602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5-18T19:53:50.301468414</meta:creation-date>
    <dc:date>2017-06-27T08:15:50.336240282</dc:date>
    <dc:creator>J R Ferrer Paris</dc:creator>
    <meta:editing-duration>P1DT12H21M12S</meta:editing-duration>
    <meta:editing-cycles>13</meta:editing-cycles>
    <meta:generator>LibreOffice/4.3.3.2$Linux_X86_64 LibreOffice_project/430m0$Build-2</meta:generator>
    <meta:document-statistic meta:table-count="1" meta:cell-count="627" meta:object-count="0"/>
  </office:meta>
</office:document-meta>
</file>